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5.331cm" fo:min-width="5.768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4.224cm" fo:min-width="0cm"/>
    </style:style>
    <style:style style:name="gr3" style:family="graphic" style:parent-style-name="standard">
      <style:graphic-properties draw:stroke="none" svg:stroke-color="#000000" draw:fill="none" draw:fill-color="#ffffff" fo:min-height="0.649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68cm" svg:height="5.581cm" svg:x="6.948cm" svg:y="8.8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17cm" svg:height="5.584cm" svg:x="13.682cm" svg:y="8.70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2" draw:layer="layout" svg:width="0.324cm" svg:height="0.962cm" svg:x="13.884cm" svg:y="11.116cm">
          <draw:text-box>
            <text:p>a</text:p>
          </draw:text-box>
        </draw:frame>
        <draw:line draw:style-name="gr4" draw:text-style-name="P3" draw:layer="layout" svg:x1="10.17cm" svg:y1="15.224cm" svg:x2="10.17cm" svg:y2="7.985cm">
          <text:p/>
        </draw:line>
        <draw:line draw:style-name="gr4" draw:text-style-name="P3" draw:layer="layout" svg:x1="6.442cm" svg:y1="11.685cm" svg:x2="13.544cm" svg:y2="11.685cm">
          <text:p/>
        </draw:line>
        <draw:frame draw:style-name="gr3" draw:text-style-name="P2" draw:layer="layout" svg:width="0.324cm" svg:height="0.962cm" svg:x="10.225cm" svg:y="7.985cm">
          <draw:text-box>
            <text:p>z</text:p>
          </draw:text-box>
        </draw:frame>
        <draw:frame draw:style-name="gr3" draw:text-style-name="P2" draw:layer="layout" svg:width="0.432cm" svg:height="0.962cm" svg:x="6.283cm" svg:y="10.906cm">
          <draw:text-box>
            <text:p>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2T13:46:22.551483717</meta:creation-date>
    <dc:date>2020-04-22T14:22:21.862597300</dc:date>
    <meta:editing-duration>PT25M58S</meta:editing-duration>
    <meta:editing-cycles>7</meta:editing-cycles>
    <meta:generator>LibreOffice/6.0.7.3$Linux_X86_64 LibreOffice_project/00m0$Build-3</meta:generator>
    <meta:document-statistic meta:object-count="7"/>
  </office:meta>
</office:document-meta>
</file>